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c1f47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="Square_20_45" draw:marker-start-width="0.48cm" draw:marker-end="" draw:marker-end-width="0.5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="Arrow" draw:marker-start-width="0.4cm" draw:marker-end="" draw:marker-end-width="0.5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="" draw:marker-start-width="0.48cm" draw:marker-end="" draw:marker-end-width="0.5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808080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808080" draw:marker-start="Square_20_45" draw:marker-start-width="0.4cm" draw:marker-end="" draw:marker-end-width="0.58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808080" draw:marker-start="Arrow" draw:marker-start-width="0.4cm" draw:marker-end="" draw:marker-end-width="0.58cm" draw:stroke-linejoin="none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808080" draw:marker-start="Arrow" draw:marker-start-width="0.4cm" draw:marker-end="" draw:marker-end-width="0.58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objectwithoutfill">
      <style:graphic-properties svg:stroke-width="0.05cm" svg:stroke-color="#000000" draw:marker-start="Square_20_45" draw:marker-start-width="0.4cm" draw:marker-end="" draw:marker-end-width="0.5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family="Calibri" style:font-family-generic="swiss" style:font-pitch="variable" fo:font-size="18pt" style:font-size-asian="18pt" style:font-size-complex="18pt"/>
    </style:style>
    <style:style style:name="P4" style:family="paragraph">
      <style:text-properties fo:font-family="Calibri" style:font-family-generic="swiss" style:font-pitch="variable"/>
    </style:style>
    <style:style style:name="P5" style:family="paragraph">
      <style:paragraph-properties fo:text-align="center"/>
      <style:text-properties fo:color="#333333" fo:font-family="Calibri" style:font-family-generic="swiss" style:font-pitch="variable" fo:font-size="15pt" style:font-size-asian="15pt" style:font-size-complex="15pt"/>
    </style:style>
    <style:style style:name="P6" style:family="paragraph">
      <style:text-properties fo:color="#4c4c4c"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fo:font-family="Calibri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1" style:family="text"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family="Calibri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family="Calibri" style:font-family-generic="swiss" style:font-pitch="variable" fo:font-size="18pt" style:font-size-asian="18pt" style:font-size-complex="18pt"/>
    </style:style>
    <style:style style:name="T4" style:family="text">
      <style:text-properties fo:font-family="Calibri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family="Calibri" style:font-family-generic="swiss" style:font-pitch="variable"/>
    </style:style>
    <style:style style:name="T6" style:family="text">
      <style:text-properties fo:color="#333333" fo:font-family="Calibri" style:font-family-generic="swiss" style:font-pitch="variable" fo:font-size="15pt" style:font-size-asian="15pt" style:font-size-complex="15pt"/>
    </style:style>
    <style:style style:name="T7" style:family="text">
      <style:text-properties fo:color="#333333" fo:font-family="Calibri" style:font-family-generic="swiss" style:font-pitch="variable" fo:font-size="15pt" fo:font-style="italic" style:font-size-asian="15pt" style:font-style-asian="italic" style:font-size-complex="15pt" style:font-style-complex="italic"/>
    </style:style>
    <style:style style:name="T8" style:family="text">
      <style:text-properties fo:color="#4c4c4c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.7cm" svg:height="1.925cm" svg:x="6.6cm" svg:y="9.675cm">
          <draw:glue-point draw:id="4" svg:x="-2.234cm" svg:y="-4.867cm"/>
          <draw:glue-point draw:id="5" svg:x="2.234cm" svg:y="-4.867cm"/>
          <draw:glue-point draw:id="6" svg:x="2.446cm" svg:y="5.002cm"/>
          <text:p text:style-name="P1"><text:span text:style-name="T1">Tree</text:span></text:p>
          <text:p text:style-name="P1"><text:span text:style-name="T2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4.7cm" svg:height="1.925cm" svg:x="14.7cm" svg:y="9.675cm">
          <text:p text:style-name="P1"><text:span text:style-name="T3">TreeModificator</text:span></text:p>
          <text:p text:style-name="P1"><text:span text:style-name="T4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" draw:id="id3" draw:layer="layout" svg:width="7.5cm" svg:height="1.925cm" svg:x="20.4cm" svg:y="7.675cm">
          <draw:glue-point draw:id="4" svg:x="-2.46cm" svg:y="-4.997cm"/>
          <draw:glue-point draw:id="5" svg:x="-2.466cm" svg:y="5.002cm"/>
          <draw:glue-point draw:id="6" svg:x="0.466cm" svg:y="5.002cm"/>
          <draw:glue-point draw:id="7" svg:x="1.4cm" svg:y="5.002cm"/>
          <draw:glue-point draw:id="8" svg:x="-0.333cm" svg:y="5.002cm"/>
          <draw:glue-point draw:id="9" svg:x="-1.533cm" svg:y="5.002cm"/>
          <text:p text:style-name="P1"><text:span text:style-name="T3">TreeModificationContainer</text:span></text:p>
          <text:p text:style-name="P1"><text:span text:style-name="T4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4.7cm" svg:height="1.925cm" svg:x="14.7cm" svg:y="5.7cm">
          <text:p text:style-name="P1"><text:span text:style-name="T3">TreeComparator</text:span></text:p>
          <text:p text:style-name="P1"><text:span text:style-name="T4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2" draw:id="id2" draw:layer="layout" svg:width="4.8cm" svg:height="1.925cm" svg:x="0.1cm" svg:y="9.675cm">
          <text:p text:style-name="P1"><text:span text:style-name="T3">components</text:span></text:p>
          <text:p text:style-name="P1"><text:span text:style-name="T4">&lt;&lt;package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6.5cm" svg:height="1.925cm" svg:x="13.8cm" svg:y="15.975cm">
          <text:p text:style-name="P1"><text:span text:style-name="T3">TreeModificationMerger</text:span></text:p>
          <text:p text:style-name="P1"><text:span text:style-name="T4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4.7cm" svg:height="1.925cm" svg:x="6.6cm" svg:y="2.9cm">
          <draw:glue-point draw:id="4" svg:x="-2.446cm" svg:y="5.132cm"/>
          <draw:glue-point draw:id="5" svg:x="2.446cm" svg:y="5.132cm"/>
          <draw:glue-point draw:id="6" svg:x="-5cm" svg:y="-1.361cm"/>
          <draw:glue-point draw:id="7" svg:x="-5cm" svg:y="1.236cm"/>
          <draw:glue-point draw:id="8" svg:x="-5cm" svg:y="3.314cm"/>
          <draw:glue-point draw:id="9" svg:x="-5cm" svg:y="-3.438cm"/>
          <text:p text:style-name="P1"><text:span text:style-name="T3">exchange</text:span></text:p>
          <text:p text:style-name="P1"><text:span text:style-name="T4">&lt;&lt;package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6.6cm" svg:y1="10.637cm" svg:x2="4.9cm" svg:y2="10.637cm" draw:start-shape="id1" draw:end-shape="id2" svg:d="m6600 10637h-1700">
          <text:p/>
        </draw:connector>
        <draw:connector draw:style-name="gr4" draw:text-style-name="P1" draw:layer="layout" draw:type="curve" svg:x1="22.301cm" svg:y1="9.599cm" svg:x2="19.4cm" svg:y2="10.637cm" draw:start-shape="id3" draw:start-glue-point="5" draw:end-shape="id4" svg:d="m22301 9599c0 692-967 1038-2901 1038">
          <text:p/>
        </draw:connector>
        <draw:connector draw:style-name="gr5" draw:text-style-name="P1" draw:layer="layout" draw:type="curve" svg:x1="14.7cm" svg:y1="10.637cm" svg:x2="11.3cm" svg:y2="10.637cm" draw:start-shape="id4" draw:start-glue-point="3" draw:end-shape="id1" svg:d="m14700 10637h-3400">
          <text:p/>
        </draw:connector>
        <draw:connector draw:style-name="gr5" draw:text-style-name="P1" draw:layer="layout" draw:type="curve" svg:x1="8.95cm" svg:y1="9.675cm" svg:x2="8.95cm" svg:y2="4.825cm" draw:start-shape="id1" draw:start-glue-point="0" draw:end-shape="id5" draw:end-glue-point="2" svg:d="m8950 9675v-4850">
          <text:p/>
        </draw:connector>
        <draw:connector draw:style-name="gr5" draw:text-style-name="P1" draw:layer="layout" draw:type="curve" svg:x1="16.5cm" svg:y1="13.85cm" svg:x2="10.099cm" svg:y2="11.599cm" draw:start-shape="id6" draw:start-glue-point="5" draw:end-shape="id1" draw:end-glue-point="6" svg:d="m16500 13850c-4268 0-6401-750-6401-2251">
          <text:p/>
        </draw:connector>
        <draw:connector draw:style-name="gr5" draw:text-style-name="P1" draw:layer="layout" draw:type="curve" svg:x1="14.7cm" svg:y1="6.662cm" svg:x2="9.999cm" svg:y2="9.701cm" draw:start-shape="id7" draw:start-glue-point="3" draw:end-shape="id1" draw:end-glue-point="5" svg:d="m14700 6662c-3134 0-4701 1013-4701 3039">
          <text:p/>
        </draw:connector>
        <draw:frame draw:style-name="gr6" draw:text-style-name="P4" draw:layer="layout" svg:width="2.581cm" svg:height="1.801cm" svg:x="6.6cm" svg:y="6.199cm">
          <draw:text-box>
            <text:p><text:span text:style-name="T5">exports </text:span></text:p>
            <text:p><text:span text:style-name="T5">imports</text:span></text:p>
          </draw:text-box>
        </draw:frame>
        <draw:frame draw:style-name="gr7" draw:text-style-name="P4" draw:layer="layout" svg:width="2.729cm" svg:height="1.026cm" svg:x="11.8cm" svg:y="9.774cm">
          <draw:text-box>
            <text:p><text:span text:style-name="T5">modifies</text:span></text:p>
          </draw:text-box>
        </draw:frame>
        <draw:frame draw:style-name="gr6" draw:text-style-name="P4" draw:layer="layout" svg:width="0.824cm" svg:height="1.026cm" svg:x="11.4cm" svg:y="10.574cm">
          <draw:text-box>
            <text:p><text:span text:style-name="T5">1</text:span></text:p>
          </draw:text-box>
        </draw:frame>
        <draw:frame draw:style-name="gr6" draw:text-style-name="P4" draw:layer="layout" svg:width="0.824cm" svg:height="1.026cm" svg:x="16.876cm" svg:y="15.074cm">
          <draw:text-box>
            <text:p><text:span text:style-name="T5">1</text:span></text:p>
          </draw:text-box>
        </draw:frame>
        <draw:frame draw:style-name="gr6" draw:text-style-name="P4" draw:layer="layout" svg:width="0.824cm" svg:height="1.026cm" svg:x="5.8cm" svg:y="9.6cm">
          <draw:text-box>
            <text:p><text:span text:style-name="T5">1</text:span></text:p>
          </draw:text-box>
        </draw:frame>
        <draw:frame draw:style-name="gr6" draw:text-style-name="P4" draw:layer="layout" svg:width="0.82cm" svg:height="1.026cm" svg:x="4.8cm" svg:y="9.7cm">
          <draw:text-box>
            <text:p><text:span text:style-name="T5">*</text:span></text:p>
          </draw:text-box>
        </draw:frame>
        <draw:frame draw:style-name="gr6" draw:text-style-name="P4" draw:layer="layout" svg:width="0.824cm" svg:height="1.026cm" svg:x="10.076cm" svg:y="8.674cm">
          <draw:text-box>
            <text:p><text:span text:style-name="T5">2</text:span></text:p>
          </draw:text-box>
        </draw:frame>
        <draw:frame draw:style-name="gr6" draw:text-style-name="P4" draw:layer="layout" svg:width="0.824cm" svg:height="1.026cm" svg:x="16.976cm" svg:y="11.5cm">
          <draw:text-box>
            <text:p><text:span text:style-name="T5">1</text:span></text:p>
          </draw:text-box>
        </draw:frame>
        <draw:frame draw:style-name="gr6" draw:text-style-name="P4" draw:layer="layout" svg:width="0.824cm" svg:height="1.026cm" svg:x="10.176cm" svg:y="11.674cm">
          <draw:text-box>
            <text:p><text:span text:style-name="T5">2</text:span></text:p>
          </draw:text-box>
        </draw:frame>
        <draw:frame draw:style-name="gr6" draw:text-style-name="P4" draw:layer="layout" svg:width="2.403cm" svg:height="1.026cm" svg:x="17.5cm" svg:y="13.274cm">
          <draw:text-box>
            <text:p><text:span text:style-name="T5">merges</text:span></text:p>
          </draw:text-box>
        </draw:frame>
        <draw:frame draw:style-name="gr6" draw:text-style-name="P4" draw:layer="layout" svg:width="0.82cm" svg:height="1.026cm" svg:x="13.9cm" svg:y="5.8cm">
          <draw:text-box>
            <text:p><text:span text:style-name="T5">*</text:span></text:p>
          </draw:text-box>
        </draw:frame>
        <draw:frame draw:style-name="gr6" draw:text-style-name="P4" draw:layer="layout" svg:width="0.82cm" svg:height="1.026cm" svg:x="13.9cm" svg:y="10.7cm">
          <draw:text-box>
            <text:p><text:span text:style-name="T5">*</text:span></text:p>
          </draw:text-box>
        </draw:frame>
        <draw:custom-shape draw:style-name="gr8" draw:text-style-name="P3" xml:id="id6" draw:id="id6" draw:layer="layout" svg:width="1.1cm" svg:height="1.1cm" svg:x="16.5cm" svg:y="13.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curve" svg:x1="17.05cm" svg:y1="15.975cm" svg:x2="17.05cm" svg:y2="14.4cm" draw:start-shape="id8" draw:start-glue-point="0" draw:end-shape="id6" draw:end-glue-point="2" svg:d="m17050 15975v-1575">
          <text:p/>
        </draw:connector>
        <draw:connector draw:style-name="gr5" draw:text-style-name="P1" draw:layer="layout" draw:type="curve" svg:x1="17.05cm" svg:y1="11.6cm" svg:x2="17.05cm" svg:y2="13.3cm" draw:start-shape="id4" draw:start-glue-point="2" draw:end-shape="id6" draw:end-glue-point="4" svg:d="m17050 11600v1700">
          <text:p/>
        </draw:connector>
        <draw:custom-shape draw:style-name="gr9" draw:text-style-name="P5" xml:id="id11" draw:id="id11" draw:layer="layout" svg:width="3.4cm" svg:height="1.5cm" svg:x="0.8cm" svg:y="16cm">
          <text:p text:style-name="P1"><text:span text:style-name="T6">TreeNumber</text:span></text:p>
          <text:p text:style-name="P1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9" draw:id="id9" draw:layer="layout" svg:width="3.4cm" svg:height="1.4cm" svg:x="0.8cm" svg:y="13.4cm">
          <text:p text:style-name="P1"><text:span text:style-name="T6">Descriptor</text:span></text:p>
          <text:p text:style-name="P1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10" draw:id="id10" draw:layer="layout" svg:width="3.4cm" svg:height="1.5cm" svg:x="5.5cm" svg:y="13.3cm">
          <text:p text:style-name="P1"><text:span text:style-name="T6">Concept</text:span></text:p>
          <text:p text:style-name="P1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12" draw:id="id12" draw:layer="layout" svg:width="3.4cm" svg:height="1.5cm" svg:x="5.5cm" svg:y="16cm">
          <text:p text:style-name="P1"><text:span text:style-name="T6">Term</text:span></text:p>
          <text:p text:style-name="P1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4.2cm" svg:y1="14.1cm" svg:x2="5.5cm" svg:y2="14.05cm" draw:start-shape="id9" draw:end-shape="id10" draw:end-glue-point="3" svg:d="m4200 14100 1300-50">
          <text:p/>
        </draw:connector>
        <draw:connector draw:style-name="gr10" draw:text-style-name="P1" draw:layer="layout" draw:type="line" svg:x1="2.5cm" svg:y1="14.8cm" svg:x2="2.5cm" svg:y2="16cm" draw:start-shape="id9" draw:start-glue-point="2" draw:end-shape="id11" draw:end-glue-point="0" svg:d="m2500 14800v1200">
          <text:p/>
        </draw:connector>
        <draw:connector draw:style-name="gr10" draw:text-style-name="P1" draw:layer="layout" draw:type="line" svg:x1="7.2cm" svg:y1="14.8cm" svg:x2="7.2cm" svg:y2="16cm" draw:start-shape="id10" draw:start-glue-point="2" draw:end-shape="id12" svg:d="m7200 14800v1200">
          <text:p/>
        </draw:connector>
        <draw:custom-shape draw:style-name="gr9" draw:text-style-name="P5" xml:id="id13" draw:id="id13" draw:layer="layout" svg:width="5cm" svg:height="1.5cm" svg:x="0cm" svg:y="4.2cm">
          <text:p text:style-name="P1"><text:span text:style-name="T6">DataExporter</text:span></text:p>
          <text:p text:style-name="P1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" svg:x1="6.6cm" svg:y1="4.099cm" svg:x2="5cm" svg:y2="4.95cm" draw:start-shape="id5" draw:start-glue-point="7" draw:end-shape="id13" draw:end-glue-point="1" svg:d="m6600 4099-1600 851">
          <text:p/>
        </draw:connector>
        <draw:custom-shape draw:style-name="gr9" draw:text-style-name="P5" xml:id="id14" draw:id="id14" draw:layer="layout" svg:width="5cm" svg:height="1.5cm" svg:x="0cm" svg:y="6.3cm">
          <text:p text:style-name="P1"><text:span text:style-name="T6">DataImporter</text:span></text:p>
          <text:p text:style-name="P1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line" svg:x1="6.6cm" svg:y1="4.499cm" svg:x2="5cm" svg:y2="7.05cm" draw:start-shape="id5" draw:start-glue-point="8" draw:end-shape="id14" draw:end-glue-point="1" svg:d="m6600 4499-1600 2551">
          <text:p/>
        </draw:connector>
        <draw:connector draw:style-name="gr12" draw:text-style-name="P1" draw:layer="layout" draw:type="line" svg:x1="2.5cm" svg:y1="11.6cm" svg:x2="2.5cm" svg:y2="13.4cm" draw:start-shape="id2" draw:start-glue-point="2" draw:end-shape="id9" svg:d="m2500 11600v1800">
          <text:p/>
        </draw:connector>
        <draw:frame draw:style-name="gr7" draw:text-style-name="P4" draw:layer="layout" svg:width="3.025cm" svg:height="1.026cm" svg:x="9.975cm" svg:y="6.074cm">
          <draw:text-box>
            <text:p><text:span text:style-name="T5">compares</text:span></text:p>
          </draw:text-box>
        </draw:frame>
        <draw:connector draw:style-name="gr4" draw:text-style-name="P1" draw:layer="layout" draw:type="curve" svg:x1="22.305cm" svg:y1="7.676cm" svg:x2="19.4cm" svg:y2="6.662cm" draw:start-shape="id3" draw:start-glue-point="4" draw:end-shape="id7" draw:end-glue-point="1" svg:d="m22305 7676c0-676-968-1014-2905-1014">
          <text:p/>
        </draw:connector>
        <draw:custom-shape draw:style-name="gr9" draw:text-style-name="P5" xml:id="id18" draw:id="id18" draw:layer="layout" svg:width="3.7cm" svg:height="1.4cm" svg:x="28.1cm" svg:y="5cm">
          <draw:glue-point draw:id="4" svg:x="-3.378cm" svg:y="-5cm"/>
          <text:p text:style-name="P1"><text:span text:style-name="T6">DescDeletions</text:span></text:p>
          <text:p text:style-name="P1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16" draw:id="id16" draw:layer="layout" svg:width="3.7cm" svg:height="1.5cm" svg:x="28.1cm" svg:y="0.4cm">
          <draw:glue-point draw:id="4" svg:x="-3.108cm" svg:y="-5cm"/>
          <text:p text:style-name="P1"><text:span text:style-name="T6">VertexAdditions</text:span></text:p>
          <text:p text:style-name="P1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17" draw:id="id17" draw:layer="layout" svg:width="3.7cm" svg:height="1.5cm" svg:x="28.1cm" svg:y="3.1cm">
          <draw:glue-point draw:id="4" svg:x="-3.378cm" svg:y="-5cm"/>
          <text:p text:style-name="P1"><text:span text:style-name="T6">VertexDeletions</text:span></text:p>
          <text:p text:style-name="P1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line" svg:x1="26.5cm" svg:y1="3.4cm" svg:x2="28.1cm" svg:y2="1.15cm" draw:start-shape="id15" draw:start-glue-point="4" draw:end-shape="id16" draw:end-glue-point="3" svg:d="m26500 3400 1600-2250">
          <text:p/>
        </draw:connector>
        <draw:connector draw:style-name="gr12" draw:text-style-name="P1" draw:layer="layout" draw:type="line" svg:x1="26.5cm" svg:y1="3.862cm" svg:x2="28.1cm" svg:y2="3.85cm" draw:start-shape="id15" draw:start-glue-point="1" draw:end-shape="id17" draw:end-glue-point="3" svg:d="m26500 3862 1600-12">
          <text:p/>
        </draw:connector>
        <draw:connector draw:style-name="gr12" draw:text-style-name="P1" draw:layer="layout" draw:type="line" svg:x1="26.5cm" svg:y1="4.299cm" svg:x2="28.1cm" svg:y2="5.7cm" draw:start-shape="id15" draw:start-glue-point="5" draw:end-shape="id18" draw:end-glue-point="3" svg:d="m26500 4299 1600 1401">
          <text:p/>
        </draw:connector>
        <draw:frame draw:style-name="gr13" draw:text-style-name="P6" draw:layer="layout" svg:width="1.2cm" svg:height="1.055cm" svg:x="29.3cm" svg:y="1.845cm">
          <draw:text-box>
            <text:p><text:span text:style-name="T8">...</text:span></text:p>
          </draw:text-box>
        </draw:frame>
        <draw:connector draw:style-name="gr14" draw:text-style-name="P1" draw:layer="layout" draw:type="line" svg:x1="24.15cm" svg:y1="7.675cm" svg:x2="24.1cm" svg:y2="4.825cm" draw:start-shape="id3" draw:start-glue-point="0" draw:end-shape="id15" draw:end-glue-point="2" svg:d="m24150 7675-50-2850">
          <text:p/>
        </draw:connector>
        <draw:custom-shape draw:style-name="gr1" draw:text-style-name="P3" xml:id="id15" draw:id="id15" draw:layer="layout" svg:width="4.8cm" svg:height="1.925cm" svg:x="21.7cm" svg:y="2.9cm">
          <draw:glue-point draw:id="4" svg:x="5cm" svg:y="-2.4cm"/>
          <draw:glue-point draw:id="5" svg:x="5cm" svg:y="2.275cm"/>
          <text:p text:style-name="P1"><text:span text:style-name="T3">modifications</text:span></text:p>
          <text:p text:style-name="P1"><text:span text:style-name="T4">&lt;&lt;package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1.3cm" svg:y1="3.862cm" svg:x2="21.7cm" svg:y2="3.862cm" draw:start-shape="id5" draw:start-glue-point="1" draw:end-shape="id15" draw:end-glue-point="3" svg:d="m11300 3862h10400">
          <text:p/>
        </draw:connector>
        <draw:frame draw:style-name="gr6" draw:text-style-name="P4" draw:layer="layout" svg:width="2.581cm" svg:height="1.801cm" svg:x="15.219cm" svg:y="2.899cm">
          <draw:text-box>
            <text:p><text:span text:style-name="T5">exports </text:span></text:p>
            <text:p><text:span text:style-name="T5">imports</text:span></text:p>
          </draw:text-box>
        </draw:frame>
        <draw:custom-shape draw:style-name="gr9" draw:text-style-name="P5" xml:id="id20" draw:id="id20" draw:layer="layout" svg:width="5cm" svg:height="1.5cm" svg:x="0cm" svg:y="0.1cm">
          <text:p text:style-name="P1"><text:span text:style-name="T6">ModificationImporter</text:span></text:p>
          <text:p text:style-name="P1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19" draw:id="id19" draw:layer="layout" svg:width="5cm" svg:height="1.5cm" svg:x="0cm" svg:y="2.2cm">
          <text:p text:style-name="P1"><text:span text:style-name="T6">ModificationExporter</text:span></text:p>
          <text:p text:style-name="P1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" svg:x1="6.6cm" svg:y1="3.601cm" svg:x2="5cm" svg:y2="2.95cm" draw:start-shape="id5" draw:start-glue-point="6" draw:end-shape="id19" draw:end-glue-point="1" svg:d="m6600 3601-1600-651">
          <text:p/>
        </draw:connector>
        <draw:connector draw:style-name="gr11" draw:text-style-name="P1" draw:layer="layout" draw:type="line" svg:x1="6.6cm" svg:y1="3.201cm" svg:x2="5cm" svg:y2="0.85cm" draw:start-shape="id5" draw:start-glue-point="9" draw:end-shape="id20" draw:end-glue-point="1" svg:d="m6600 3201-1600-2351">
          <text:p/>
        </draw:connector>
        <draw:frame draw:style-name="gr6" draw:text-style-name="P4" draw:layer="layout" svg:width="0.824cm" svg:height="1.026cm" svg:x="24.2cm" svg:y="6.6cm">
          <draw:text-box>
            <text:p><text:span text:style-name="T5">1</text:span></text:p>
          </draw:text-box>
        </draw:frame>
        <draw:frame draw:style-name="gr6" draw:text-style-name="P4" draw:layer="layout" svg:width="0.82cm" svg:height="1.026cm" svg:x="24.2cm" svg:y="4.9cm">
          <draw:text-box>
            <text:p><text:span text:style-name="T5">*</text:span></text:p>
          </draw:text-box>
        </draw:frame>
        <draw:custom-shape draw:style-name="gr2" draw:text-style-name="P7" draw:layer="layout" svg:width="4.7cm" svg:height="1.925cm" svg:x="26.9cm" svg:y="13.55cm">
          <text:p text:style-name="P1"><text:span text:style-name="T4">algorith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4.8cm" svg:height="1.925cm" svg:x="26.9cm" svg:y="15.775cm">
          <text:p text:style-name="P1"><text:span text:style-name="T4">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Lucas</meta:initial-creator>
    <meta:creation-date>2012-10-16T18:22:59.38</meta:creation-date>
    <dc:date>2012-10-18T14:38:02.58</dc:date>
    <dc:creator>Philipp Lucas</dc:creator>
    <meta:editing-duration>P1DT5H19M32S</meta:editing-duration>
    <meta:editing-cycles>20</meta:editing-cycles>
    <meta:generator>OpenOffice.org/3.4$Win32 OpenOffice.org_project/340m1$Build-9590</meta:generator>
    <meta:document-statistic meta:object-count="61"/>
  </office:meta>
</office:document-meta>
</file>